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88af" officeooo:paragraph-rsid="001188af"/>
    </style:style>
    <style:style style:name="P2" style:family="paragraph" style:parent-style-name="Standard">
      <style:paragraph-properties fo:text-align="justify" style:justify-single-word="false"/>
      <style:text-properties officeooo:rsid="001188af" officeooo:paragraph-rsid="001188af"/>
    </style:style>
    <style:style style:name="T1" style:family="text">
      <style:text-properties fo:font-style="italic" style:font-style-asian="italic" style:font-style-complex="italic"/>
    </style:style>
    <style:style style:name="T2" style:family="text">
      <style:text-properties fo:font-style="italic" officeooo:rsid="00118fed" style:font-style-asian="italic" style:font-style-complex="italic"/>
    </style:style>
    <style:style style:name="T3" style:family="text">
      <style:text-properties fo:font-style="italic" officeooo:rsid="0013718f"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officeooo:rsid="00118fed"/>
    </style:style>
    <style:style style:name="T7" style:family="text">
      <style:text-properties officeooo:rsid="001371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briel Bauer</text:p>
      <text:p text:style-name="P1">Senior Project</text:p>
      <text:p text:style-name="P1">Attack Theory and Plan</text:p>
      <text:p text:style-name="P1"/>
      <text:p text:style-name="P2"><text:tab/>Some people assume that after a computer is turned off, the contents of RAM simply disappear. However, computer scientists have <text:span text:style-name="T1">repeatedly</text:span> demonstrated that this is <text:span text:style-name="T4">not</text:span> the case. Depending on the type of RAM and the temperature, RAM goes through a process of <text:span text:style-name="T1">gradual</text:span> decay, where some bits inside the memory flip from their initial state to the opposite state, and potentially back again. Researchers have identified that by cooling the contents of RAM down, it is possible to allow the contents of RAM to stay in their initial state for longer. The process of turning off a booted environment and cooling the RAM down before turning the machine on again is what is referred to as <text:span text:style-name="T1">cold booting</text:span>. Why is this important?</text:p>
      <text:p text:style-name="P2"><text:tab/>Full disk encryption is the process whereby someone encrypts the entire contents of their hard drive (except perhaps their boot partition.) It was once something that only people with technical knowledge or perhaps executives of companies or important people such as legal professionals, journalists, etc. hiring people with such technical knowledge would do. However, times have changed. Today, full disk encryption (or FDE for short) has become ubiquitous in the world of computing. And now, it is used by default on all the mainstream operating systems. Windows 11 uses by default an encryption software called <text:span text:style-name="T5">Bitlocker</text:span> on all Windows 11 devices, and Apple has employed full disk encryption on all of their devices for quite some time now. </text:p>
      <text:p text:style-name="P2"><text:tab/>While the purpose of this paper is not whether to confirm nor deny whether companies such as Microsoft can truly be trusted to ensure a user’s privacy (there are genuine concerns about Windows 11), one thing is certain: full disk encryption has become <text:span text:style-name="T6">an industry standard technology for everybody in the realm of cybersecurity and privacy. Okay. Now, what’s the connection?</text:span></text:p>
      <text:p text:style-name="P2"><text:tab/><text:span text:style-name="T6">When a user decrypts their device, in devices that do not have secure mitigations such as Apple’s Secure Enclave, the keys which the operating system uses to decrypt the drive must be stored somewhere in memory, aka RAM, for the operating system to use every time is seeks to interact with the encrypted hard drive. If an attacker has access to a machine which does not employ such mitigations, and the device is already booted (i.e. the drive has been decrypted by the operating system), they can </text:span><text:span text:style-name="T2">cold boot</text:span><text:span text:style-name="T6"> the machine. After doing so, if they are able to boot into their own environment, they can theoretically dump the contents of RAM to their own drive. They can then boot into a full operating system on the machine afterwards and use a suite of tools to analyze the memory dumps, looking for encryption keys. They can then take the encryption keys which they found and use those to decrypt the hard drive. At that point, they will have broken full disk encryption and the contents of the drive will be available for them to explore.</text:span></text:p>
      <text:p text:style-name="P2"><text:tab/><text:span text:style-name="T6">The purpose of this project will be to demonstrate this attack on RISC-V, an architecture which is still young and maturing, and therefore, has not had the same research into such attacks as have architectures such as x86 and ARM. And thus, also likely as well, have not developed successful and meaningful hardware-based mitigations to prevent such attacks from occuring. This attack will be attempted against Ubuntu running with FDE on a RISC-V board called the HiFive Premier P550.</text:span></text:p>
      <text:p text:style-name="P2"><text:tab/><text:span text:style-name="T6">The steps needed to perform this attack are as follows; develop a bootable application which will run on a FAT32 partition that can scrape the contents of RAM to a series of files, </text:span><text:span text:style-name="T7">develop a piece of software which can find the encryption keys and export them to a series of new files, and finally to develop a script which can take those newly exported files and use them to attempt to decrypt the drive.</text:span></text:p>
      <text:p text:style-name="P2"><text:tab/><text:span text:style-name="T7">There will be some problems that will have to be solved in order for this to work. These are as follows; FAT32 only supports files up to 4GB, so the RAM dump will have to be performed across multiple files and will have to be reassembled to one larger file later, even though we cool the RAM down to prevent data corruption it is still likely to occur, meaning that we will likely have to employ a </text:span><text:soft-page-break/><text:span text:style-name="T7">concept in computer science known as </text:span><text:a xlink:type="simple" xlink:href="https://www.sciencedirect.com/topics/computer-science/hamming-distance" text:style-name="Internet_20_link" text:visited-style-name="Visited_20_Internet_20_Link"><text:span text:style-name="T7">Hamming distance</text:span></text:a><text:span text:style-name="T7"> in order to attempt to reconstruct potentially corrupted keys.</text:span></text:p>
      <text:p text:style-name="P2"><text:tab/><text:span text:style-name="T7">As a final note, this proof-of-concept attack will be executed purely for educational and research purposes. It will be performed in good faith and solely against hardware which I own. The goal is to demonstrate a known attack vector on a new platform to demonstrate the need for effective mitigation techniques. All the tooling, documents, presentation slides, etc. will be published openly online under an MIT license for the purposes of public research. Please be advised </text:span><text:span text:style-name="T3">before</text:span><text:span text:style-name="T7"> attempting to perform this on one’s own hardware for independent verification that attempting this attack may physically damage your machin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21T13:31:03.675488834</meta:creation-date>
    <dc:date>2025-12-21T14:12:05.699805201</dc:date>
    <meta:editing-duration>PT2M33S</meta:editing-duration>
    <meta:editing-cycles>2</meta:editing-cycles>
    <meta:generator>LibreOffice/24.2.7.2$Linux_X86_64 LibreOffice_project/420$Build-2</meta:generator>
    <meta:document-statistic meta:table-count="0" meta:image-count="0" meta:object-count="0" meta:page-count="2" meta:paragraph-count="11" meta:word-count="840" meta:character-count="4956" meta:non-whitespace-character-count="4118"/>
  </office:meta>
</office:document-meta>
</file>